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notes">
      <style:graphic-properties loext:decorative="false" draw:fill-color="#ffffff" draw:auto-grow-height="true" fo:min-height="14cm"/>
    </style:style>
    <style:style style:name="pr3" style:family="presentation" style:parent-style-name="Blue_5f_Curve1-title">
      <style:graphic-properties loext:decorative="false" fo:min-height="1.328cm"/>
    </style:style>
    <style:style style:name="pr4" style:family="presentation" style:parent-style-name="Blue_5f_Curve1-outline1">
      <style:graphic-properties loext:decorative="false" fo:min-height="10.001cm"/>
    </style:style>
    <style:style style:name="pr5" style:family="presentation" style:parent-style-name="Blue_5f_Curve1-notes">
      <style:graphic-properties loext:decorative="false" draw:fill-color="#ffffff" fo:min-height="14cm"/>
    </style:style>
    <style:style style:name="pr6" style:family="presentation" style:parent-style-name="Blue_5f_Curve1-title">
      <style:graphic-properties fo:min-height="1.328cm"/>
    </style:style>
    <style:style style:name="pr7" style:family="presentation" style:parent-style-name="Blue_5f_Curve1-outline1">
      <style:graphic-properties fo:min-height="10.001cm"/>
    </style:style>
    <style:style style:name="pr8" style:family="presentation" style:parent-style-name="Blue_5f_Curve1-notes">
      <style:graphic-properties draw:fill-color="#ffffff" fo:min-height="14cm"/>
    </style:style>
    <style:style style:name="pr9" style:family="presentation" style:parent-style-name="Blue_5f_Curve1-title">
      <style:graphic-properties loext:decorative="false" draw:auto-grow-height="true" fo:min-height="1.328cm"/>
    </style:style>
    <style:style style:name="pr10" style:family="presentation" style:parent-style-name="Blue_5f_Curve1-outline1">
      <style:graphic-properties loext:decorative="false" fo:min-height="5.576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text-properties fo:hyphenate="true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Title Pend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layer construc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llows for a character to be constructed in a 3D setting</text:p>
              </text:list-item>
              <text:list-item>
                <text:p>Parts are placed and removed via mouse</text:p>
              </text:list-item>
              <text:list-item>
                <text:p>Features not yet implemented: object selection, object collision, placement preview</text:p>
              </text:list-item>
              <text:list-item>
                <text:p>Features implemented: location selection, camera ro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4">What I </text:span>would like to make – part 1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5"><text:span text:style-name="T4">What I </text:span>would like to make – part 2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source harvesting – a way for the player to collect stuff</text:p>
              </text:list-item>
              <text:list-item>
                <text:p>It would be funny if the player was a “kirby like thing” that eats stuff whole and gains powers based on what it consum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ayer starts falling down</text:p>
              </text:list-item>
              <text:list-item>
                <text:p>Player has to avoid objects to prevent collision</text:p>
              </text:list-item>
              <text:list-item>
                <text:p>There is stuff to collect on the way down</text:p>
              </text:list-item>
              <text:list-item>
                <text:p>Player lands on docking platform</text:p>
              </text:list-item>
              <text:list-item>
                <text:p>Extra options are unlocked</text:p>
              </text:list-item>
              <text:list-item>
                <text:p>Player starts falling agai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VP or PVE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danger the player will face in game to be dumb – cause making smart enemies is hard</text:p>
              </text:list-item>
              <text:list-item>
                <text:p>The player would be fighting against the world, not against intelligent actors</text:p>
              </text:list-item>
              <text:list-item>
                <text:p>Either static barriers or moving objects that follow a simple pattern</text:p>
              </text:list-item>
              <text:list-item>
                <text:p>Like a cross walk tunne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world to change – but how do I communicate to the player that the world will change? Should I tell the player how the world will change?</text:p>
              </text:list-item>
              <text:list-item>
                <text:p>Do I want the player to directly control the player ent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concep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layer is a courier</text:p>
              </text:list-item>
              <text:list-item>
                <text:p>They accept a quest</text:p>
              </text:list-item>
              <text:list-item>
                <text:p>They move things between locations</text:p>
              </text:list-item>
              <text:list-item>
                <text:p>Sometimes they need to change themselves in order to make the delive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1-11T09:56:18.552771746</meta:creation-date>
    <meta:editing-duration>PT10H4M15S</meta:editing-duration>
    <meta:editing-cycles>25</meta:editing-cycles>
    <meta:generator>OpenOffice/4.1.15$Win32 OpenOffice.org_project/4115m2$Build-9813</meta:generator>
    <dc:title>Blue Curve</dc:title>
    <dc:date>2025-01-12T15:00:13.26</dc:date>
    <dc:creator>Dominik </dc:creator>
    <meta:document-statistic meta:object-count="70"/>
  </office:meta>
</office:document-meta>
</file>